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4fbc" officeooo:paragraph-rsid="00024fbc"/>
    </style:style>
    <style:style style:name="P2" style:family="paragraph" style:parent-style-name="Text_20_body">
      <style:text-properties officeooo:rsid="0003c182" officeooo:paragraph-rsid="0003c182"/>
    </style:style>
    <style:style style:name="P3" style:family="paragraph" style:parent-style-name="Text_20_body">
      <style:text-properties officeooo:rsid="0003f650" officeooo:paragraph-rsid="0003f650"/>
    </style:style>
    <style:style style:name="P4" style:family="paragraph" style:parent-style-name="Text_20_body">
      <style:text-properties officeooo:rsid="000597c6" officeooo:paragraph-rsid="000597c6"/>
    </style:style>
    <style:style style:name="P5" style:family="paragraph" style:parent-style-name="Text_20_body">
      <style:text-properties officeooo:rsid="0006b525" officeooo:paragraph-rsid="0006b525"/>
    </style:style>
    <style:style style:name="P6" style:family="paragraph" style:parent-style-name="Text_20_body">
      <style:text-properties officeooo:rsid="000dcc93" officeooo:paragraph-rsid="000dcc93"/>
    </style:style>
    <style:style style:name="P7" style:family="paragraph" style:parent-style-name="Text_20_body">
      <style:text-properties officeooo:rsid="001075bc" officeooo:paragraph-rsid="001075bc"/>
    </style:style>
    <style:style style:name="P8" style:family="paragraph" style:parent-style-name="Heading_20_1">
      <style:text-properties officeooo:rsid="0003c182" officeooo:paragraph-rsid="0003c182"/>
    </style:style>
    <style:style style:name="P9" style:family="paragraph" style:parent-style-name="Heading_20_1">
      <style:text-properties officeooo:rsid="0003f650" officeooo:paragraph-rsid="0003f650"/>
    </style:style>
    <style:style style:name="P10" style:family="paragraph" style:parent-style-name="Heading_20_1">
      <style:text-properties officeooo:rsid="000597c6" officeooo:paragraph-rsid="000597c6"/>
    </style:style>
    <style:style style:name="P11" style:family="paragraph" style:parent-style-name="Heading_20_1">
      <style:text-properties officeooo:rsid="0006b525" officeooo:paragraph-rsid="0006b525"/>
    </style:style>
    <style:style style:name="P12" style:family="paragraph" style:parent-style-name="Heading_20_1">
      <style:text-properties officeooo:rsid="000dcc93" officeooo:paragraph-rsid="000dcc93"/>
    </style:style>
    <style:style style:name="P13" style:family="paragraph" style:parent-style-name="Heading_20_1">
      <style:text-properties officeooo:rsid="001075bc" officeooo:paragraph-rsid="001075bc"/>
    </style:style>
    <style:style style:name="P14" style:family="paragraph" style:parent-style-name="Heading_20_1">
      <style:text-properties officeooo:rsid="00113028" officeooo:paragraph-rsid="00113028"/>
    </style:style>
    <style:style style:name="P15" style:family="paragraph" style:parent-style-name="Heading_20_1">
      <style:text-properties officeooo:rsid="00118070" officeooo:paragraph-rsid="00118070"/>
    </style:style>
    <style:style style:name="P16" style:family="paragraph" style:parent-style-name="Text_20_body">
      <style:text-properties officeooo:rsid="00113028" officeooo:paragraph-rsid="00113028"/>
    </style:style>
    <style:style style:name="P17" style:family="paragraph" style:parent-style-name="Text_20_body">
      <style:text-properties officeooo:rsid="00118070" officeooo:paragraph-rsid="001180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TML Notes</text:p>
      <text:h text:style-name="Heading_20_1" text:outline-level="1">What an HTML entity is</text:h>
      <text:p text:style-name="P1">An HTML entity is a special code used to display characters that:</text:p>
      <text:p text:style-name="P1">- Have a special meaning in HTML, or</text:p>
      <text:p text:style-name="P1">- Are not easily type able on a keyboard.</text:p>
      <text:p text:style-name="P1">It always starts with an ampersand (&amp;) and ends with a semicolon (;).</text:p>
      <text:h text:style-name="P8" text:outline-level="1">Nesting</text:h>
      <text:p text:style-name="P2">An element inside another element is called nesting in HTML.</text:p>
      <text:h text:style-name="P8" text:outline-level="1">HTML File declaration</text:h>
      <text:p text:style-name="P2">Syntax: &lt;!DOCTYPE html&gt;</text:p>
      <text:p text:style-name="P2">This tells a browser to use a modern version of HTML. If we don’t have this, it sort of falls back to an older version that has less features.</text:p>
      <text:h text:style-name="P8" text:outline-level="1">HTML tag</text:h>
      <text:p text:style-name="P2">Syntax: &lt;html&gt;</text:p>
      <text:p text:style-name="P2">It tells the browser that the content inside is an HTML document. It acts as a container for all other HTML elements.</text:p>
      <text:h text:style-name="P9" text:outline-level="1">Head tag</text:h>
      <text:p text:style-name="P3">Syntax: &lt;head&gt;</text:p>
      <text:p text:style-name="P3">The &lt;head&gt; section contains metadata (information about the webpage) – things the browser or search engines use, but doesn’t directly appear in the webpage.</text:p>
      <text:h text:style-name="P9" text:outline-level="1">Body tag</text:h>
      <text:p text:style-name="P3">Syntax: &lt;body&gt;</text:p>
      <text:p text:style-name="P3">The &lt;body&gt; section contains the actual content that is visible to user – text, images, buttons, links, etc.</text:p>
      <text:h text:style-name="P9" text:outline-level="1">Void elements</text:h>
      <text:p text:style-name="P3">Example: &lt;link&gt;</text:p>
      <text:p text:style-name="P3">An element which doesn’t need a closing tag.</text:p>
      <text:h text:style-name="P10" text:outline-level="1"><text:soft-page-break/>Images in HTML</text:h>
      <text:p text:style-name="P4">When you change the width of an image, height adjusts automatically so that the image has the same dimensions meaning it keeps the same shape.</text:p>
      <text:h text:style-name="P11" text:outline-level="1">Block element</text:h>
      <text:p text:style-name="P5">Block elements take up the entire line in their container rather than on the page. Even though a visible box is only say 200px wide, the browser treats the block element as occupying the entire horizontal line, so the next element goes below it.</text:p>
      <text:h text:style-name="P12" text:outline-level="1">vertical-align</text:h>
      <text:p text:style-name="P6">First:vertical-align works only on inline elements or inline-block elements. It does not work on block-level elements. It’s job is to control how inline elements line up vertically relative to each other inside a line of text.</text:p>
      <text:h text:style-name="P13" text:outline-level="1">flexbox vs grid</text:h>
      <text:p text:style-name="P7">In grid, content goes into the structure whereas in flexbox, content defines the structure.</text:p>
      <text:h text:style-name="P14" text:outline-level="1">fixed vs absolute</text:h>
      <text:p text:style-name="P16">In fixed, the element is positioned relative to the browser window whereas the element is positioned relative to the page in absolute. </text:p>
      <text:h text:style-name="P15" text:outline-level="1">static elements</text:h>
      <text:p text:style-name="P17">If an element is fixed, relative or absolute, the one that comes later will blanket the other element but static elements will always be covered by elements with those property valu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5:16:26.138228130</meta:creation-date>
    <dc:date>2025-11-18T16:29:51.058790831</dc:date>
    <meta:editing-duration>P1DT14H2M29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2" meta:paragraph-count="35" meta:word-count="367" meta:character-count="2125" meta:non-whitespace-character-count="1790"/>
  </office:meta>
</office:document-meta>
</file>